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Arkusz2" table:style-name="ta1" table:print="false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odifica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]*71" office:value-type="float" office:value="5.6494487" calcext:value-type="float">
            <text:p>5.6494487</text:p>
          </table:table-cell>
          <table:table-cell office:value-type="float" office:value="0.0795697" calcext:value-type="float">
            <text:p>0.0795697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C3]*71" office:value-type="float" office:value="5.9721082" calcext:value-type="float">
            <text:p>5.9721082</text:p>
          </table:table-cell>
          <table:table-cell office:value-type="float" office:value="0.0841142" calcext:value-type="float">
            <text:p>0.084114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C4]*71" office:value-type="float" office:value="6.3006678" calcext:value-type="float">
            <text:p>6.3006678</text:p>
          </table:table-cell>
          <table:table-cell office:value-type="float" office:value="0.0887418" calcext:value-type="float">
            <text:p>0.088741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C5]*71" office:value-type="float" office:value="6.634098" calcext:value-type="float">
            <text:p>6.634098</text:p>
          </table:table-cell>
          <table:table-cell office:value-type="float" office:value="0.093438" calcext:value-type="float">
            <text:p>0.093438</text:p>
          </table:table-cell>
          <table:table-cell table:number-columns-repeated="2"/>
          <table:table-cell>
            <draw:frame table:end-cell-address="Arkusz2.M25" table:end-x="0.293cm" table:end-y="0.066cm" draw:z-index="0" draw:style-name="gr1" draw:text-style-name="P1" svg:width="16.001cm" svg:height="9.015cm" svg:x="0.106cm" svg:y="0.082cm">
              <draw:object draw:notify-on-update-of-ranges="Arkusz2.A3:Arkusz2.A101 Arkusz2.B2:Arkusz2.B2 Arkusz2.B3:Arkusz2.B10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C6]*71" office:value-type="float" office:value="6.9713125" calcext:value-type="float">
            <text:p>6.9713125</text:p>
          </table:table-cell>
          <table:table-cell office:value-type="float" office:value="0.0981875" calcext:value-type="float">
            <text:p>0.098187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7]*71" office:value-type="float" office:value="7.311154" calcext:value-type="float">
            <text:p>7.311154</text:p>
          </table:table-cell>
          <table:table-cell office:value-type="float" office:value="0.102974" calcext:value-type="float">
            <text:p>0.10297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C8]*71" office:value-type="float" office:value="7.652309" calcext:value-type="float">
            <text:p>7.652309</text:p>
          </table:table-cell>
          <table:table-cell office:value-type="float" office:value="0.107779" calcext:value-type="float">
            <text:p>0.10777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C9]*71" office:value-type="float" office:value="7.993464" calcext:value-type="float">
            <text:p>7.993464</text:p>
          </table:table-cell>
          <table:table-cell office:value-type="float" office:value="0.112584" calcext:value-type="float">
            <text:p>0.112584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C10]*71" office:value-type="float" office:value="8.33327" calcext:value-type="float">
            <text:p>8.33327</text:p>
          </table:table-cell>
          <table:table-cell office:value-type="float" office:value="0.11737" calcext:value-type="float">
            <text:p>0.11737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C11]*71" office:value-type="float" office:value="8.670307" calcext:value-type="float">
            <text:p>8.670307</text:p>
          </table:table-cell>
          <table:table-cell office:value-type="float" office:value="0.122117" calcext:value-type="float">
            <text:p>0.1221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12]*71" office:value-type="float" office:value="9.003013" calcext:value-type="float">
            <text:p>9.003013</text:p>
          </table:table-cell>
          <table:table-cell office:value-type="float" office:value="0.126803" calcext:value-type="float">
            <text:p>0.126803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C13]*71" office:value-type="float" office:value="9.329968" calcext:value-type="float">
            <text:p>9.329968</text:p>
          </table:table-cell>
          <table:table-cell office:value-type="float" office:value="0.131408" calcext:value-type="float">
            <text:p>0.131408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C14]*71" office:value-type="float" office:value="9.649539" calcext:value-type="float">
            <text:p>9.649539</text:p>
          </table:table-cell>
          <table:table-cell office:value-type="float" office:value="0.135909" calcext:value-type="float">
            <text:p>0.135909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C15]*71" office:value-type="float" office:value="9.960306" calcext:value-type="float">
            <text:p>9.960306</text:p>
          </table:table-cell>
          <table:table-cell office:value-type="float" office:value="0.140286" calcext:value-type="float">
            <text:p>0.140286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C16]*71" office:value-type="float" office:value="10.260636" calcext:value-type="float">
            <text:p>10.260636</text:p>
          </table:table-cell>
          <table:table-cell office:value-type="float" office:value="0.144516" calcext:value-type="float">
            <text:p>0.144516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17]*71" office:value-type="float" office:value="10.549109" calcext:value-type="float">
            <text:p>10.549109</text:p>
          </table:table-cell>
          <table:table-cell office:value-type="float" office:value="0.148579" calcext:value-type="float">
            <text:p>0.14857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C18]*71" office:value-type="float" office:value="10.824092" calcext:value-type="float">
            <text:p>10.824092</text:p>
          </table:table-cell>
          <table:table-cell office:value-type="float" office:value="0.152452" calcext:value-type="float">
            <text:p>0.152452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C19]*71" office:value-type="float" office:value="11.084236" calcext:value-type="float">
            <text:p>11.084236</text:p>
          </table:table-cell>
          <table:table-cell office:value-type="float" office:value="0.156116" calcext:value-type="float">
            <text:p>0.156116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C20]*71" office:value-type="float" office:value="11.32805" calcext:value-type="float">
            <text:p>11.32805</text:p>
          </table:table-cell>
          <table:table-cell office:value-type="float" office:value="0.15955" calcext:value-type="float">
            <text:p>0.15955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C21]*71" office:value-type="float" office:value="11.554327" calcext:value-type="float">
            <text:p>11.554327</text:p>
          </table:table-cell>
          <table:table-cell office:value-type="float" office:value="0.162737" calcext:value-type="float">
            <text:p>0.1627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22]*71" office:value-type="float" office:value="11.761647" calcext:value-type="float">
            <text:p>11.761647</text:p>
          </table:table-cell>
          <table:table-cell office:value-type="float" office:value="0.165657" calcext:value-type="float">
            <text:p>0.165657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C23]*71" office:value-type="float" office:value="11.948945" calcext:value-type="float">
            <text:p>11.948945</text:p>
          </table:table-cell>
          <table:table-cell office:value-type="float" office:value="0.168295" calcext:value-type="float">
            <text:p>0.168295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C24]*71" office:value-type="float" office:value="12.115156" calcext:value-type="float">
            <text:p>12.115156</text:p>
          </table:table-cell>
          <table:table-cell office:value-type="float" office:value="0.170636" calcext:value-type="float">
            <text:p>0.170636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C25]*71" office:value-type="float" office:value="12.259215" calcext:value-type="float">
            <text:p>12.259215</text:p>
          </table:table-cell>
          <table:table-cell office:value-type="float" office:value="0.172665" calcext:value-type="float">
            <text:p>0.172665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C26]*71" office:value-type="float" office:value="12.380412" calcext:value-type="float">
            <text:p>12.380412</text:p>
          </table:table-cell>
          <table:table-cell office:value-type="float" office:value="0.174372" calcext:value-type="float">
            <text:p>0.174372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C27]*71" office:value-type="float" office:value="12.478037" calcext:value-type="float">
            <text:p>12.478037</text:p>
          </table:table-cell>
          <table:table-cell office:value-type="float" office:value="0.175747" calcext:value-type="float">
            <text:p>0.175747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[.C28]*71" office:value-type="float" office:value="12.55138" calcext:value-type="float">
            <text:p>12.55138</text:p>
          </table:table-cell>
          <table:table-cell office:value-type="float" office:value="0.17678" calcext:value-type="float">
            <text:p>0.17678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C29]*71" office:value-type="float" office:value="12.600157" calcext:value-type="float">
            <text:p>12.600157</text:p>
          </table:table-cell>
          <table:table-cell office:value-type="float" office:value="0.177467" calcext:value-type="float">
            <text:p>0.177467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[.C30]*71" office:value-type="float" office:value="12.623942" calcext:value-type="float">
            <text:p>12.623942</text:p>
          </table:table-cell>
          <table:table-cell office:value-type="float" office:value="0.177802" calcext:value-type="float">
            <text:p>0.177802</text:p>
          </table:table-cell>
          <table:table-cell table:number-columns-repeated="3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[.C31]*71" office:value-type="float" office:value="12.622735" calcext:value-type="float">
            <text:p>12.622735</text:p>
          </table:table-cell>
          <table:table-cell office:value-type="float" office:value="0.177785" calcext:value-type="float">
            <text:p>0.17778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32]*71" office:value-type="float" office:value="12.596465" calcext:value-type="float">
            <text:p>12.596465</text:p>
          </table:table-cell>
          <table:table-cell office:value-type="float" office:value="0.177415" calcext:value-type="float">
            <text:p>0.177415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C33]*71" office:value-type="float" office:value="12.545274" calcext:value-type="float">
            <text:p>12.545274</text:p>
          </table:table-cell>
          <table:table-cell office:value-type="float" office:value="0.176694" calcext:value-type="float">
            <text:p>0.176694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C34]*71" office:value-type="float" office:value="12.469446" calcext:value-type="float">
            <text:p>12.469446</text:p>
          </table:table-cell>
          <table:table-cell office:value-type="float" office:value="0.175626" calcext:value-type="float">
            <text:p>0.175626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C35]*71" office:value-type="float" office:value="12.369549" calcext:value-type="float">
            <text:p>12.369549</text:p>
          </table:table-cell>
          <table:table-cell office:value-type="float" office:value="0.174219" calcext:value-type="float">
            <text:p>0.174219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C36]*71" office:value-type="float" office:value="12.246009" calcext:value-type="float">
            <text:p>12.246009</text:p>
          </table:table-cell>
          <table:table-cell office:value-type="float" office:value="0.172479" calcext:value-type="float">
            <text:p>0.172479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C37]*71" office:value-type="float" office:value="12.099678" calcext:value-type="float">
            <text:p>12.099678</text:p>
          </table:table-cell>
          <table:table-cell office:value-type="float" office:value="0.170418" calcext:value-type="float">
            <text:p>0.170418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C38]*71" office:value-type="float" office:value="11.931408" calcext:value-type="float">
            <text:p>11.931408</text:p>
          </table:table-cell>
          <table:table-cell office:value-type="float" office:value="0.168048" calcext:value-type="float">
            <text:p>0.168048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C39]*71" office:value-type="float" office:value="11.742051" calcext:value-type="float">
            <text:p>11.742051</text:p>
          </table:table-cell>
          <table:table-cell office:value-type="float" office:value="0.165381" calcext:value-type="float">
            <text:p>0.165381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C40]*71" office:value-type="float" office:value="11.532814" calcext:value-type="float">
            <text:p>11.532814</text:p>
          </table:table-cell>
          <table:table-cell office:value-type="float" office:value="0.162434" calcext:value-type="float">
            <text:p>0.162434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C41]*71" office:value-type="float" office:value="11.304762" calcext:value-type="float">
            <text:p>11.304762</text:p>
          </table:table-cell>
          <table:table-cell office:value-type="float" office:value="0.159222" calcext:value-type="float">
            <text:p>0.15922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42]*71" office:value-type="float" office:value="11.059315" calcext:value-type="float">
            <text:p>11.059315</text:p>
          </table:table-cell>
          <table:table-cell office:value-type="float" office:value="0.155765" calcext:value-type="float">
            <text:p>0.155765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C43]*71" office:value-type="float" office:value="10.797609" calcext:value-type="float">
            <text:p>10.797609</text:p>
          </table:table-cell>
          <table:table-cell office:value-type="float" office:value="0.152079" calcext:value-type="float">
            <text:p>0.152079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C44]*71" office:value-type="float" office:value="10.521206" calcext:value-type="float">
            <text:p>10.521206</text:p>
          </table:table-cell>
          <table:table-cell office:value-type="float" office:value="0.148186" calcext:value-type="float">
            <text:p>0.148186</text:p>
          </table:table-cell>
          <table:table-cell table:number-columns-repeated="3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C45]*71" office:value-type="float" office:value="10.231597" calcext:value-type="float">
            <text:p>10.231597</text:p>
          </table:table-cell>
          <table:table-cell office:value-type="float" office:value="0.144107" calcext:value-type="float">
            <text:p>0.144107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C46]*71" office:value-type="float" office:value="9.930131" calcext:value-type="float">
            <text:p>9.930131</text:p>
          </table:table-cell>
          <table:table-cell office:value-type="float" office:value="0.139861" calcext:value-type="float">
            <text:p>0.139861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47]*71" office:value-type="float" office:value="9.618441" calcext:value-type="float">
            <text:p>9.618441</text:p>
          </table:table-cell>
          <table:table-cell office:value-type="float" office:value="0.135471" calcext:value-type="float">
            <text:p>0.135471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C48]*71" office:value-type="float" office:value="9.298018" calcext:value-type="float">
            <text:p>9.298018</text:p>
          </table:table-cell>
          <table:table-cell office:value-type="float" office:value="0.130958" calcext:value-type="float">
            <text:p>0.130958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C49]*71" office:value-type="float" office:value="8.970424" calcext:value-type="float">
            <text:p>8.970424</text:p>
          </table:table-cell>
          <table:table-cell office:value-type="float" office:value="0.126344" calcext:value-type="float">
            <text:p>0.126344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C50]*71" office:value-type="float" office:value="8.637221" calcext:value-type="float">
            <text:p>8.637221</text:p>
          </table:table-cell>
          <table:table-cell office:value-type="float" office:value="0.121651" calcext:value-type="float">
            <text:p>0.121651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C51]*71" office:value-type="float" office:value="8.2999" calcext:value-type="float">
            <text:p>8.2999</text:p>
          </table:table-cell>
          <table:table-cell office:value-type="float" office:value="0.1169" calcext:value-type="float">
            <text:p>0.116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52]*71" office:value-type="float" office:value="7.959881" calcext:value-type="float">
            <text:p>7.959881</text:p>
          </table:table-cell>
          <table:table-cell office:value-type="float" office:value="0.112111" calcext:value-type="float">
            <text:p>0.112111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[.C53]*71" office:value-type="float" office:value="7.618655" calcext:value-type="float">
            <text:p>7.618655</text:p>
          </table:table-cell>
          <table:table-cell office:value-type="float" office:value="0.107305" calcext:value-type="float">
            <text:p>0.107305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C54]*71" office:value-type="float" office:value="7.277571" calcext:value-type="float">
            <text:p>7.277571</text:p>
          </table:table-cell>
          <table:table-cell office:value-type="float" office:value="0.102501" calcext:value-type="float">
            <text:p>0.102501</text:p>
          </table:table-cell>
          <table:table-cell table:number-columns-repeated="3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[.C55]*71" office:value-type="float" office:value="6.9379425" calcext:value-type="float">
            <text:p>6.9379425</text:p>
          </table:table-cell>
          <table:table-cell office:value-type="float" office:value="0.0977175" calcext:value-type="float">
            <text:p>0.0977175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C56]*71" office:value-type="float" office:value="6.6010475" calcext:value-type="float">
            <text:p>6.6010475</text:p>
          </table:table-cell>
          <table:table-cell office:value-type="float" office:value="0.0929725" calcext:value-type="float">
            <text:p>0.0929725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C57]*71" office:value-type="float" office:value="6.2680433" calcext:value-type="float">
            <text:p>6.2680433</text:p>
          </table:table-cell>
          <table:table-cell office:value-type="float" office:value="0.0882823" calcext:value-type="float">
            <text:p>0.0882823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C58]*71" office:value-type="float" office:value="5.9400304" calcext:value-type="float">
            <text:p>5.9400304</text:p>
          </table:table-cell>
          <table:table-cell office:value-type="float" office:value="0.0836624" calcext:value-type="float">
            <text:p>0.0836624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C59]*71" office:value-type="float" office:value="5.6180028" calcext:value-type="float">
            <text:p>5.6180028</text:p>
          </table:table-cell>
          <table:table-cell office:value-type="float" office:value="0.0791268" calcext:value-type="float">
            <text:p>0.0791268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C60]*71" office:value-type="float" office:value="5.3028835" calcext:value-type="float">
            <text:p>5.3028835</text:p>
          </table:table-cell>
          <table:table-cell office:value-type="float" office:value="0.0746885" calcext:value-type="float">
            <text:p>0.0746885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[.C61]*71" office:value-type="float" office:value="4.9955032" calcext:value-type="float">
            <text:p>4.9955032</text:p>
          </table:table-cell>
          <table:table-cell office:value-type="float" office:value="0.0703592" calcext:value-type="float">
            <text:p>0.070359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62]*71" office:value-type="float" office:value="4.6966003" calcext:value-type="float">
            <text:p>4.6966003</text:p>
          </table:table-cell>
          <table:table-cell office:value-type="float" office:value="0.0661493" calcext:value-type="float">
            <text:p>0.0661493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[.C63]*71" office:value-type="float" office:value="4.4068138" calcext:value-type="float">
            <text:p>4.4068138</text:p>
          </table:table-cell>
          <table:table-cell office:value-type="float" office:value="0.0620678" calcext:value-type="float">
            <text:p>0.0620678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[.C64]*71" office:value-type="float" office:value="4.1267046" calcext:value-type="float">
            <text:p>4.1267046</text:p>
          </table:table-cell>
          <table:table-cell office:value-type="float" office:value="0.0581226" calcext:value-type="float">
            <text:p>0.0581226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[.C65]*71" office:value-type="float" office:value="3.85672" calcext:value-type="float">
            <text:p>3.85672</text:p>
          </table:table-cell>
          <table:table-cell office:value-type="float" office:value="0.05432" calcext:value-type="float">
            <text:p>0.05432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C66]*71" office:value-type="float" office:value="3.5972505" calcext:value-type="float">
            <text:p>3.5972505</text:p>
          </table:table-cell>
          <table:table-cell office:value-type="float" office:value="0.0506655" calcext:value-type="float">
            <text:p>0.0506655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C67]*71" office:value-type="float" office:value="3.348573" calcext:value-type="float">
            <text:p>3.348573</text:p>
          </table:table-cell>
          <table:table-cell office:value-type="float" office:value="0.047163" calcext:value-type="float">
            <text:p>0.047163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[.C68]*71" office:value-type="float" office:value="3.1109005" calcext:value-type="float">
            <text:p>3.1109005</text:p>
          </table:table-cell>
          <table:table-cell office:value-type="float" office:value="0.0438155" calcext:value-type="float">
            <text:p>0.0438155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table:formula="of:=[.C69]*71" office:value-type="float" office:value="2.8843608" calcext:value-type="float">
            <text:p>2.8843608</text:p>
          </table:table-cell>
          <table:table-cell office:value-type="float" office:value="0.0406248" calcext:value-type="float">
            <text:p>0.0406248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[.C70]*71" office:value-type="float" office:value="2.6690036" calcext:value-type="float">
            <text:p>2.6690036</text:p>
          </table:table-cell>
          <table:table-cell office:value-type="float" office:value="0.0375916" calcext:value-type="float">
            <text:p>0.0375916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table:formula="of:=[.C71]*71" office:value-type="float" office:value="2.4648289" calcext:value-type="float">
            <text:p>2.4648289</text:p>
          </table:table-cell>
          <table:table-cell office:value-type="float" office:value="0.0347159" calcext:value-type="float">
            <text:p>0.034715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72]*71" office:value-type="float" office:value="2.2717515" calcext:value-type="float">
            <text:p>2.2717515</text:p>
          </table:table-cell>
          <table:table-cell office:value-type="float" office:value="0.0319965" calcext:value-type="float">
            <text:p>0.0319965</text:p>
          </table:table-cell>
          <table:table-cell table:number-columns-repeated="3"/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[.C73]*71" office:value-type="float" office:value="2.0896436" calcext:value-type="float">
            <text:p>2.0896436</text:p>
          </table:table-cell>
          <table:table-cell office:value-type="float" office:value="0.0294316" calcext:value-type="float">
            <text:p>0.0294316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[.C74]*71" office:value-type="float" office:value="1.9183206" calcext:value-type="float">
            <text:p>1.9183206</text:p>
          </table:table-cell>
          <table:table-cell office:value-type="float" office:value="0.0270186" calcext:value-type="float">
            <text:p>0.0270186</text:p>
          </table:table-cell>
          <table:table-cell table:number-columns-repeated="3"/>
        </table:table-row>
        <table:table-row table:style-name="ro1">
          <table:table-cell office:value-type="float" office:value="7.3" calcext:value-type="float">
            <text:p>7.3</text:p>
          </table:table-cell>
          <table:table-cell table:formula="of:=[.C75]*71" office:value-type="float" office:value="1.7575411" calcext:value-type="float">
            <text:p>1.7575411</text:p>
          </table:table-cell>
          <table:table-cell office:value-type="float" office:value="0.0247541" calcext:value-type="float">
            <text:p>0.0247541</text:p>
          </table:table-cell>
          <table:table-cell table:number-columns-repeated="3"/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[.C76]*71" office:value-type="float" office:value="1.6070424" calcext:value-type="float">
            <text:p>1.6070424</text:p>
          </table:table-cell>
          <table:table-cell office:value-type="float" office:value="0.0226344" calcext:value-type="float">
            <text:p>0.0226344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C77]*71" office:value-type="float" office:value="1.4665192" calcext:value-type="float">
            <text:p>1.4665192</text:p>
          </table:table-cell>
          <table:table-cell office:value-type="float" office:value="0.0206552" calcext:value-type="float">
            <text:p>0.0206552</text:p>
          </table:table-cell>
          <table:table-cell table:number-columns-repeated="3"/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[.C78]*71" office:value-type="float" office:value="1.3356236" calcext:value-type="float">
            <text:p>1.3356236</text:p>
          </table:table-cell>
          <table:table-cell office:value-type="float" office:value="0.0188116" calcext:value-type="float">
            <text:p>0.0188116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table:formula="of:=[.C79]*71" office:value-type="float" office:value="1.2139935" calcext:value-type="float">
            <text:p>1.2139935</text:p>
          </table:table-cell>
          <table:table-cell office:value-type="float" office:value="0.0170985" calcext:value-type="float">
            <text:p>0.0170985</text:p>
          </table:table-cell>
          <table:table-cell table:number-columns-repeated="3"/>
        </table:table-row>
        <table:table-row table:style-name="ro1">
          <table:table-cell office:value-type="float" office:value="7.79999" calcext:value-type="float">
            <text:p>7.79999</text:p>
          </table:table-cell>
          <table:table-cell table:formula="of:=[.C80]*71" office:value-type="float" office:value="1.1012526" calcext:value-type="float">
            <text:p>1.1012526</text:p>
          </table:table-cell>
          <table:table-cell office:value-type="float" office:value="0.0155106" calcext:value-type="float">
            <text:p>0.0155106</text:p>
          </table:table-cell>
          <table:table-cell table:number-columns-repeated="3"/>
        </table:table-row>
        <table:table-row table:style-name="ro1">
          <table:table-cell office:value-type="float" office:value="7.89999" calcext:value-type="float">
            <text:p>7.89999</text:p>
          </table:table-cell>
          <table:table-cell table:formula="of:=[.C81]*71" office:value-type="float" office:value="0.9969962" calcext:value-type="float">
            <text:p>0.9969962</text:p>
          </table:table-cell>
          <table:table-cell office:value-type="float" office:value="0.0140422" calcext:value-type="float">
            <text:p>0.0140422</text:p>
          </table:table-cell>
          <table:table-cell table:number-columns-repeated="3"/>
        </table:table-row>
        <table:table-row table:style-name="ro1">
          <table:table-cell office:value-type="float" office:value="7.99999" calcext:value-type="float">
            <text:p>7.99999</text:p>
          </table:table-cell>
          <table:table-cell table:formula="of:=[.C82]*71" office:value-type="float" office:value="0.9008196" calcext:value-type="float">
            <text:p>0.9008196</text:p>
          </table:table-cell>
          <table:table-cell office:value-type="float" office:value="0.0126876" calcext:value-type="float">
            <text:p>0.0126876</text:p>
          </table:table-cell>
          <table:table-cell table:number-columns-repeated="3"/>
        </table:table-row>
        <table:table-row table:style-name="ro1">
          <table:table-cell office:value-type="float" office:value="8.09999" calcext:value-type="float">
            <text:p>8.09999</text:p>
          </table:table-cell>
          <table:table-cell table:formula="of:=[.C83]*71" office:value-type="float" office:value="0.8123039" calcext:value-type="float">
            <text:p>0.8123039</text:p>
          </table:table-cell>
          <table:table-cell office:value-type="float" office:value="0.0114409" calcext:value-type="float">
            <text:p>0.0114409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[.C84]*71" office:value-type="float" office:value="0.7310302" calcext:value-type="float">
            <text:p>0.7310302</text:p>
          </table:table-cell>
          <table:table-cell office:value-type="float" office:value="0.0102962" calcext:value-type="float">
            <text:p>0.0102962</text:p>
          </table:table-cell>
          <table:table-cell table:number-columns-repeated="3"/>
        </table:table-row>
        <table:table-row table:style-name="ro1">
          <table:table-cell office:value-type="float" office:value="8.3" calcext:value-type="float">
            <text:p>8.3</text:p>
          </table:table-cell>
          <table:table-cell table:formula="of:=[.C85]*71" office:value-type="float" office:value="0.65658599" calcext:value-type="float">
            <text:p>0.65658599</text:p>
          </table:table-cell>
          <table:table-cell office:value-type="float" office:value="0.00924769" calcext:value-type="float">
            <text:p>0.00924769</text:p>
          </table:table-cell>
          <table:table-cell table:number-columns-repeated="3"/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[.C86]*71" office:value-type="float" office:value="0.58855024" calcext:value-type="float">
            <text:p>0.58855024</text:p>
          </table:table-cell>
          <table:table-cell office:value-type="float" office:value="0.00828944" calcext:value-type="float">
            <text:p>0.00828944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C87]*71" office:value-type="float" office:value="0.52651683" calcext:value-type="float">
            <text:p>0.52651683</text:p>
          </table:table-cell>
          <table:table-cell office:value-type="float" office:value="0.00741573" calcext:value-type="float">
            <text:p>0.00741573</text:p>
          </table:table-cell>
          <table:table-cell table:number-columns-repeated="3"/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[.C88]*71" office:value-type="float" office:value="0.47008745" calcext:value-type="float">
            <text:p>0.47008745</text:p>
          </table:table-cell>
          <table:table-cell office:value-type="float" office:value="0.00662095" calcext:value-type="float">
            <text:p>0.00662095</text:p>
          </table:table-cell>
          <table:table-cell table:number-columns-repeated="3"/>
        </table:table-row>
        <table:table-row table:style-name="ro1">
          <table:table-cell office:value-type="float" office:value="8.7" calcext:value-type="float">
            <text:p>8.7</text:p>
          </table:table-cell>
          <table:table-cell table:formula="of:=[.C89]*71" office:value-type="float" office:value="0.4188716" calcext:value-type="float">
            <text:p>0.4188716</text:p>
          </table:table-cell>
          <table:table-cell office:value-type="float" office:value="0.0058996" calcext:value-type="float">
            <text:p>0.0058996</text:p>
          </table:table-cell>
          <table:table-cell table:number-columns-repeated="3"/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[.C90]*71" office:value-type="float" office:value="0.37249582" calcext:value-type="float">
            <text:p>0.37249582</text:p>
          </table:table-cell>
          <table:table-cell office:value-type="float" office:value="0.00524642" calcext:value-type="float">
            <text:p>0.00524642</text:p>
          </table:table-cell>
          <table:table-cell table:number-columns-repeated="3"/>
        </table:table-row>
        <table:table-row table:style-name="ro1">
          <table:table-cell office:value-type="float" office:value="8.9" calcext:value-type="float">
            <text:p>8.9</text:p>
          </table:table-cell>
          <table:table-cell table:formula="of:=[.C91]*71" office:value-type="float" office:value="0.33059588" calcext:value-type="float">
            <text:p>0.33059588</text:p>
          </table:table-cell>
          <table:table-cell office:value-type="float" office:value="0.00465628" calcext:value-type="float">
            <text:p>0.0046562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92]*71" office:value-type="float" office:value="0.29282743" calcext:value-type="float">
            <text:p>0.29282743</text:p>
          </table:table-cell>
          <table:table-cell office:value-type="float" office:value="0.00412433" calcext:value-type="float">
            <text:p>0.00412433</text:p>
          </table:table-cell>
          <table:table-cell table:number-columns-repeated="3"/>
        </table:table-row>
        <table:table-row table:style-name="ro1">
          <table:table-cell office:value-type="float" office:value="9.1" calcext:value-type="float">
            <text:p>9.1</text:p>
          </table:table-cell>
          <table:table-cell table:formula="of:=[.C93]*71" office:value-type="float" office:value="0.25885819" calcext:value-type="float">
            <text:p>0.25885819</text:p>
          </table:table-cell>
          <table:table-cell office:value-type="float" office:value="0.00364589" calcext:value-type="float">
            <text:p>0.00364589</text:p>
          </table:table-cell>
          <table:table-cell table:number-columns-repeated="3"/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[.C94]*71" office:value-type="float" office:value="0.22837576" calcext:value-type="float">
            <text:p>0.22837576</text:p>
          </table:table-cell>
          <table:table-cell office:value-type="float" office:value="0.00321656" calcext:value-type="float">
            <text:p>0.00321656</text:p>
          </table:table-cell>
          <table:table-cell table:number-columns-repeated="3"/>
        </table:table-row>
        <table:table-row table:style-name="ro1">
          <table:table-cell office:value-type="float" office:value="9.3" calcext:value-type="float">
            <text:p>9.3</text:p>
          </table:table-cell>
          <table:table-cell table:formula="of:=[.C95]*71" office:value-type="float" office:value="0.20108265" calcext:value-type="float">
            <text:p>0.20108265</text:p>
          </table:table-cell>
          <table:table-cell office:value-type="float" office:value="0.00283215" calcext:value-type="float">
            <text:p>0.00283215</text:p>
          </table:table-cell>
          <table:table-cell table:number-columns-repeated="3"/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[.C96]*71" office:value-type="float" office:value="0.17669983" calcext:value-type="float">
            <text:p>0.17669983</text:p>
          </table:table-cell>
          <table:table-cell office:value-type="float" office:value="0.00248873" calcext:value-type="float">
            <text:p>0.00248873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C97]*71" office:value-type="float" office:value="0.15496531" calcext:value-type="float">
            <text:p>0.15496531</text:p>
          </table:table-cell>
          <table:table-cell office:value-type="float" office:value="0.00218261" calcext:value-type="float">
            <text:p>0.00218261</text:p>
          </table:table-cell>
          <table:table-cell table:number-columns-repeated="3"/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[.C98]*71" office:value-type="float" office:value="0.13563485" calcext:value-type="float">
            <text:p>0.13563485</text:p>
          </table:table-cell>
          <table:table-cell office:value-type="float" office:value="0.00191035" calcext:value-type="float">
            <text:p>0.00191035</text:p>
          </table:table-cell>
          <table:table-cell table:number-columns-repeated="3"/>
        </table:table-row>
        <table:table-row table:style-name="ro1">
          <table:table-cell office:value-type="float" office:value="9.7" calcext:value-type="float">
            <text:p>9.7</text:p>
          </table:table-cell>
          <table:table-cell table:formula="of:=[.C99]*71" office:value-type="float" office:value="0.11847983" calcext:value-type="float">
            <text:p>0.11847983</text:p>
          </table:table-cell>
          <table:table-cell office:value-type="float" office:value="0.00166873" calcext:value-type="float">
            <text:p>0.00166873</text:p>
          </table:table-cell>
          <table:table-cell table:number-columns-repeated="3"/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[.C100]*71" office:value-type="float" office:value="0.10328867" calcext:value-type="float">
            <text:p>0.10328867</text:p>
          </table:table-cell>
          <table:table-cell office:value-type="float" office:value="0.00145477" calcext:value-type="float">
            <text:p>0.00145477</text:p>
          </table:table-cell>
          <table:table-cell table:number-columns-repeated="3"/>
        </table:table-row>
        <table:table-row table:style-name="ro1">
          <table:table-cell office:value-type="float" office:value="9.9" calcext:value-type="float">
            <text:p>9.9</text:p>
          </table:table-cell>
          <table:table-cell table:formula="of:=[.C101]*71" office:value-type="float" office:value="0.08986683" calcext:value-type="float">
            <text:p>0.08986683</text:p>
          </table:table-cell>
          <table:table-cell office:value-type="float" office:value="0.00126573" calcext:value-type="float">
            <text:p>0.0012657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1:23:46.70367512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rzemek U.</meta:initial-creator>
    <meta:creation-date>2011-09-24T18:24:01.41</meta:creation-date>
    <dc:date>2020-05-09T11:26:43.698116955</dc:date>
    <meta:editing-duration>PT9H3M50S</meta:editing-duration>
    <meta:editing-cycles>8</meta:editing-cycles>
    <meta:generator>LibreOffice/6.4.2.2$Linux_X86_64 LibreOffice_project/40$Build-2</meta:generator>
    <meta:document-statistic meta:table-count="1" meta:cell-count="303" meta:object-count="1"/>
    <meta:user-defined meta:name="qrichtext">1</meta:user-defined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34cm" xlink:href=".." xlink:type="simple" chart:class="chart:line" chart:style-name="ch1">
        <chart:legend chart:legend-position="end" svg:x="13.074cm" svg:y="4.218cm" style:legend-expansion="high" chart:style-name="ch2"/>
        <chart:plot-area chart:style-name="ch3" table:cell-range-address="Arkusz2.A3:Arkusz2.B101 Arkusz2.B2:Arkusz2.B2" chart:data-source-has-labels="both" svg:x="0.32cm" svg:y="0.18cm" svg:width="12.434cm" svg:height="8.674cm">
          <chartooo:coordinate-region svg:x="0.941cm" svg:y="0.18cm" svg:width="11.813cm" svg:height="7.084cm"/>
          <chart:axis chart:dimension="x" chart:name="primary-x" chart:style-name="ch4" chartooo:axis-type="text">
            <chart:categories table:cell-range-address="Arkusz2.A3:Arkusz2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2.B3:Arkusz2.B101" chart:label-cell-address="Arkusz2.B2:Arkusz2.B2" chart:class="chart:line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.6494487</text:p>
                <draw:g>
                  <svg:desc>Arkusz2.B2:Arkusz2.B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Arkusz2.A3:Arkusz2.A101</svg:desc>
                </draw:g>
              </table:table-cell>
              <table:table-cell office:value-type="float" office:value="5.9721082">
                <text:p>5.9721082</text:p>
                <draw:g>
                  <svg:desc>Arkusz2.B3:Arkusz2.B10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6.3006678">
                <text:p>6.300667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6.634098">
                <text:p>6.63409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.9713125">
                <text:p>6.97131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7.311154">
                <text:p>7.31115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7.652309">
                <text:p>7.65230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7.993464">
                <text:p>7.99346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8.33327">
                <text:p>8.3332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8.670307">
                <text:p>8.67030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.003013">
                <text:p>9.00301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9.329968">
                <text:p>9.32996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9.649539">
                <text:p>9.649539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9.960306">
                <text:p>9.96030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0.260636">
                <text:p>10.26063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0.549109">
                <text:p>10.54910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0.824092">
                <text:p>10.82409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1.084236">
                <text:p>11.08423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1.32805">
                <text:p>11.3280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1.554327">
                <text:p>11.55432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61647">
                <text:p>11.76164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1.948945">
                <text:p>11.94894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2.115156">
                <text:p>12.115156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2.259215">
                <text:p>12.25921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2.380412">
                <text:p>12.38041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2.478037">
                <text:p>12.478037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2.55138">
                <text:p>12.55138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2.600157">
                <text:p>12.600157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2.623942">
                <text:p>12.623942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2.622735">
                <text:p>12.6227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.596465">
                <text:p>12.59646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2.545274">
                <text:p>12.54527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2.469446">
                <text:p>12.469446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2.369549">
                <text:p>12.369549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2.246009">
                <text:p>12.24600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099678">
                <text:p>12.09967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1.931408">
                <text:p>11.931408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1.742051">
                <text:p>11.74205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1.532814">
                <text:p>11.532814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1.304762">
                <text:p>11.3047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059315">
                <text:p>11.05931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10.797609">
                <text:p>10.79760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0.521206">
                <text:p>10.521206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10.231597">
                <text:p>10.231597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9.930131">
                <text:p>9.93013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9.618441">
                <text:p>9.61844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9.298018">
                <text:p>9.298018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8.970424">
                <text:p>8.97042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8.637221">
                <text:p>8.637221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8.2999">
                <text:p>8.29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59881">
                <text:p>7.959881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7.618655">
                <text:p>7.61865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7.277571">
                <text:p>7.277571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6.9379425">
                <text:p>6.937942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6.6010475">
                <text:p>6.60104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6.2680433">
                <text:p>6.268043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5.9400304">
                <text:p>5.9400304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5.6180028">
                <text:p>5.618002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5.3028835">
                <text:p>5.302883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4.9955032">
                <text:p>4.99550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6966003">
                <text:p>4.6966003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4.4068138">
                <text:p>4.4068138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4.1267046">
                <text:p>4.1267046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3.85672">
                <text:p>3.85672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3.5972505">
                <text:p>3.597250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3.348573">
                <text:p>3.348573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3.1109005">
                <text:p>3.110900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2.8843608">
                <text:p>2.8843608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2.6690036">
                <text:p>2.6690036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2.4648289">
                <text:p>2.46482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2717515">
                <text:p>2.271751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2.0896436">
                <text:p>2.0896436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.9183206">
                <text:p>1.9183206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1.7575411">
                <text:p>1.7575411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.6070424">
                <text:p>1.6070424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.4665192">
                <text:p>1.4665192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.3356236">
                <text:p>1.3356236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1.2139935">
                <text:p>1.2139935</text:p>
              </table:table-cell>
            </table:table-row>
            <table:table-row>
              <table:table-cell office:value-type="float" office:value="7.79999">
                <text:p>7.79999</text:p>
              </table:table-cell>
              <table:table-cell office:value-type="float" office:value="1.1012526">
                <text:p>1.1012526</text:p>
              </table:table-cell>
            </table:table-row>
            <table:table-row>
              <table:table-cell office:value-type="float" office:value="7.89999">
                <text:p>7.89999</text:p>
              </table:table-cell>
              <table:table-cell office:value-type="float" office:value="0.9969962">
                <text:p>0.9969962</text:p>
              </table:table-cell>
            </table:table-row>
            <table:table-row>
              <table:table-cell office:value-type="float" office:value="7.99999">
                <text:p>7.99999</text:p>
              </table:table-cell>
              <table:table-cell office:value-type="float" office:value="0.9008196">
                <text:p>0.9008196</text:p>
              </table:table-cell>
            </table:table-row>
            <table:table-row>
              <table:table-cell office:value-type="float" office:value="8.09999">
                <text:p>8.09999</text:p>
              </table:table-cell>
              <table:table-cell office:value-type="float" office:value="0.8123039">
                <text:p>0.8123039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7310302">
                <text:p>0.7310302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65658599">
                <text:p>0.65658599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58855024">
                <text:p>0.58855024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52651683">
                <text:p>0.52651683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47008745">
                <text:p>0.4700874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0.4188716">
                <text:p>0.4188716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37249582">
                <text:p>0.37249582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0.33059588">
                <text:p>0.330595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9282743">
                <text:p>0.29282743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0.25885819">
                <text:p>0.25885819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22837576">
                <text:p>0.22837576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20108265">
                <text:p>0.20108265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17669983">
                <text:p>0.1766998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15496531">
                <text:p>0.15496531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13563485">
                <text:p>0.13563485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0.11847983">
                <text:p>0.11847983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10328867">
                <text:p>0.10328867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0.08986683">
                <text:p>0.089866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